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Lohit Devanagari1" svg:font-family="'Lohit Devanagari'"/>
    <style:font-face style:name="monospace" svg:font-family="monospace, Courier"/>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rsid="000b6cce" officeooo:paragraph-rsid="000b6cce" style:font-size-asian="14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normal" officeooo:rsid="000b6cce" officeooo:paragraph-rsid="000b6cce"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b6cce" officeooo:paragraph-rsid="000b6cce"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b6cce" officeooo:paragraph-rsid="000b6cce"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0bd57e" style:font-size-asian="12pt" style:font-size-complex="12pt"/>
    </style:style>
    <style:style style:name="P6" style:family="paragraph" style:parent-style-name="Standard">
      <style:paragraph-properties fo:text-align="justify" style:justify-single-word="false"/>
      <style:text-properties fo:font-size="12pt" style:text-underline-style="none" fo:font-weight="normal" officeooo:rsid="000b6cce" officeooo:paragraph-rsid="000b6cc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b6f99" officeooo:paragraph-rsid="000b6f9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b9a32" officeooo:paragraph-rsid="000b9a3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0bd57e" officeooo:paragraph-rsid="000bd57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0f8fd4" officeooo:paragraph-rsid="000f8fd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bold" officeooo:rsid="000b6cce" officeooo:paragraph-rsid="000b6cce"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bold" officeooo:rsid="000bd57e" officeooo:paragraph-rsid="000bd57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ce181e" officeooo:rsid="000b9a32" officeooo:paragraph-rsid="000b9a32"/>
    </style:style>
    <style:style style:name="P14" style:family="paragraph" style:parent-style-name="Standard">
      <style:text-properties fo:color="#000000" officeooo:rsid="000bd57e" officeooo:paragraph-rsid="000bd57e"/>
    </style:style>
    <style:style style:name="P15" style:family="paragraph" style:parent-style-name="Standard">
      <style:paragraph-properties fo:text-align="justify" style:justify-single-word="false"/>
      <style:text-properties fo:color="#000000" officeooo:rsid="000bd57e" officeooo:paragraph-rsid="000bd57e"/>
    </style:style>
    <style:style style:name="P16" style:family="paragraph" style:parent-style-name="Standard">
      <style:paragraph-properties fo:text-align="justify" style:justify-single-word="false"/>
      <style:text-properties fo:color="#000000" officeooo:rsid="000b9a32" officeooo:paragraph-rsid="000b9a32"/>
    </style:style>
    <style:style style:name="P17" style:family="paragraph" style:parent-style-name="Standard">
      <style:text-properties fo:color="#000000" officeooo:rsid="000ccc8b" officeooo:paragraph-rsid="000ccc8b"/>
    </style:style>
    <style:style style:name="P18" style:family="paragraph" style:parent-style-name="Standard">
      <style:paragraph-properties fo:text-align="justify" style:justify-single-word="false"/>
      <style:text-properties fo:color="#000000" officeooo:rsid="000ccc8b" officeooo:paragraph-rsid="000ccc8b"/>
    </style:style>
    <style:style style:name="P19"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bd57e" officeooo:paragraph-rsid="000bd57e" style:font-weight-asian="bold" style:font-weight-complex="bold"/>
    </style:style>
    <style:style style:name="P20"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ccc8b" officeooo:paragraph-rsid="000ccc8b" style:font-weight-asian="bold" style:font-weight-complex="bold"/>
    </style:style>
    <style:style style:name="P21" style:family="paragraph" style:parent-style-name="Standard">
      <style:paragraph-properties fo:text-align="justify" style:justify-single-word="false"/>
      <style:text-properties fo:color="#000000" style:text-underline-style="solid" style:text-underline-width="auto" style:text-underline-color="font-color" fo:font-weight="bold" officeooo:rsid="0014f17d" officeooo:paragraph-rsid="0014f17d" style:font-weight-asian="bold" style:font-weight-complex="bold"/>
    </style:style>
    <style:style style:name="P22" style:family="paragraph" style:parent-style-name="Standard">
      <style:paragraph-properties fo:text-align="justify" style:justify-single-word="false"/>
      <style:text-properties fo:color="#000000" officeooo:rsid="000f8fd4" officeooo:paragraph-rsid="000f8fd4"/>
    </style:style>
    <style:style style:name="P23" style:family="paragraph" style:parent-style-name="Standard">
      <style:paragraph-properties fo:text-align="center" style:justify-single-word="false"/>
      <style:text-properties fo:color="#000000" fo:font-size="14pt" style:text-underline-style="solid" style:text-underline-width="auto" style:text-underline-color="font-color" fo:font-weight="bold" officeooo:rsid="0014f17d" officeooo:paragraph-rsid="0014f17d" style:font-size-asian="14pt" style:font-weight-asian="bold" style:font-size-complex="14pt" style:font-weight-complex="bold"/>
    </style:style>
    <style:style style:name="P24" style:family="paragraph" style:parent-style-name="Standard" style:list-style-name="L1">
      <style:paragraph-properties fo:text-align="justify" style:justify-single-word="false"/>
      <style:text-properties officeooo:rsid="000f8fd4" officeooo:paragraph-rsid="000f8fd4"/>
    </style:style>
    <style:style style:name="P25" style:family="paragraph" style:parent-style-name="Standard" style:list-style-name="L1">
      <style:paragraph-properties fo:text-align="justify" style:justify-single-word="false"/>
      <style:text-properties officeooo:rsid="00109afa" officeooo:paragraph-rsid="00109afa"/>
    </style:style>
    <style:style style:name="P26" style:family="paragraph" style:parent-style-name="Standard" style:list-style-name="L1">
      <style:paragraph-properties fo:text-align="justify" style:justify-single-word="false"/>
      <style:text-properties fo:color="#1c052e" officeooo:rsid="00109afa" officeooo:paragraph-rsid="00139db9"/>
    </style:style>
    <style:style style:name="P27" style:family="paragraph" style:parent-style-name="Standard" style:list-style-name="L1">
      <style:paragraph-properties fo:text-align="justify" style:justify-single-word="false"/>
      <style:text-properties fo:color="#1c052e" officeooo:paragraph-rsid="00139db9"/>
    </style:style>
    <style:style style:name="P28" style:family="paragraph" style:parent-style-name="Standard" style:list-style-name="L1">
      <style:paragraph-properties fo:text-align="justify" style:justify-single-word="false"/>
      <style:text-properties fo:color="#1c052e" fo:font-weight="bold" officeooo:rsid="00109afa" officeooo:paragraph-rsid="00139db9" style:font-weight-asian="bold" style:font-weight-complex="bold"/>
    </style:style>
    <style:style style:name="P29" style:family="paragraph" style:parent-style-name="Standard" style:list-style-name="L1">
      <style:paragraph-properties fo:text-align="justify" style:justify-single-word="false"/>
      <style:text-properties fo:color="#1c052e" officeooo:rsid="0014f17d" officeooo:paragraph-rsid="0014f17d"/>
    </style:style>
    <style:style style:name="P30" style:family="paragraph" style:parent-style-name="Standard" style:list-style-name="L1">
      <style:paragraph-properties fo:text-align="justify" style:justify-single-word="false"/>
      <style:text-properties fo:color="#610506" fo:font-weight="bold" officeooo:rsid="0014f17d" officeooo:paragraph-rsid="0014f17d" style:font-weight-asian="bold" style:font-weight-complex="bold"/>
    </style:style>
    <style:style style:name="P31" style:family="paragraph" style:parent-style-name="Standard">
      <style:paragraph-properties fo:text-align="justify" style:justify-single-word="false"/>
      <style:text-properties fo:color="#a9b7c6" officeooo:paragraph-rsid="00139db9"/>
    </style:style>
    <style:style style:name="P32" style:family="paragraph" style:parent-style-name="Standard">
      <style:paragraph-properties fo:text-align="justify" style:justify-single-word="false"/>
      <style:text-properties officeooo:paragraph-rsid="000b9a32"/>
    </style:style>
    <style:style style:name="P33" style:family="paragraph" style:parent-style-name="Preformatted_20_Text">
      <style:paragraph-properties fo:text-align="justify" style:justify-single-word="false"/>
      <style:text-properties fo:font-variant="normal" fo:text-transform="none" fo:color="#000000" style:font-name="monospace" fo:font-size="9pt" fo:letter-spacing="normal" fo:font-style="normal" style:text-underline-style="none" fo:font-weight="normal" officeooo:rsid="000b6cce" officeooo:paragraph-rsid="000b6cce" style:font-size-asian="10.5pt" style:font-weight-asian="normal" style:font-size-complex="12pt" style:font-weight-complex="normal"/>
    </style:style>
    <style:style style:name="P34" style:family="paragraph" style:parent-style-name="Preformatted_20_Text">
      <loext:graphic-properties draw:fill="none" draw:fill-color="#ffffff" draw:opacity="100%"/>
      <style:paragraph-properties fo:text-align="justify" style:justify-single-word="false" fo:background-color="transparent"/>
      <style:text-properties fo:color="#a9b7c6" fo:font-size="12pt" style:font-size-asian="12pt" style:font-size-complex="12pt"/>
    </style:style>
    <style:style style:name="P35" style:family="paragraph" style:parent-style-name="Preformatted_20_Text">
      <loext:graphic-properties draw:fill="none" draw:fill-color="#ffffff" draw:opacity="100%"/>
      <style:paragraph-properties fo:text-align="justify" style:justify-single-word="false" fo:background-color="transparent"/>
      <style:text-properties fo:color="#00b6bd" fo:font-size="12pt" style:font-size-asian="12pt" style:font-size-complex="12pt"/>
    </style:style>
    <style:style style:name="P36" style:family="paragraph" style:parent-style-name="Preformatted_20_Text">
      <loext:graphic-properties draw:fill="none" draw:fill-color="#ffffff" draw:opacity="100%"/>
      <style:paragraph-properties fo:margin-top="0cm" fo:margin-bottom="0.499cm" loext:contextual-spacing="false" fo:text-align="justify" style:justify-single-word="false" fo:background-color="transparent"/>
      <style:text-properties fo:color="#a9b7c6" fo:font-size="12pt" style:font-size-asian="12pt" style:font-size-complex="12pt"/>
    </style:style>
    <style:style style:name="P37" style:family="paragraph" style:parent-style-name="Preformatted_20_Text">
      <loext:graphic-properties draw:fill="solid" draw:fill-color="#f9f9f9" draw:opacity="100%"/>
      <style:paragraph-properties fo:margin-top="0cm" fo:margin-bottom="0.499cm" loext:contextual-spacing="false" fo:text-align="justify" style:justify-single-word="false" fo:orphans="2" fo:widows="2" fo:background-color="#f9f9f9" fo:padding="0.049cm" fo:border="0.06pt dashed #2f6fab"/>
      <style:text-properties fo:font-size="9pt" fo:font-weight="normal"/>
    </style:style>
    <style:style style:name="T1" style:family="text">
      <style:text-properties fo:font-variant="normal" fo:text-transform="none" fo:color="#000000" style:font-name="monospace" fo:letter-spacing="normal" fo:font-style="normal"/>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0b9a32" style:font-size-asian="12pt" style:font-size-complex="12pt"/>
    </style:style>
    <style:style style:name="T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139db9"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4f17d"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fo:background-color="#f9f9f9" loext:char-shading-value="0"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fo:font-style="normal" fo:font-weight="bold" officeooo:rsid="00139db9" style:font-size-asian="12pt" style:font-weight-asian="bold" style:font-size-complex="12pt" style:font-weight-complex="bold"/>
    </style:style>
    <style:style style:name="T10" style:family="text">
      <style:text-properties fo:font-variant="normal" fo:text-transform="none" fo:color="#000000" style:font-name="Liberation Serif" fo:font-size="12pt" fo:letter-spacing="normal" fo:font-style="normal" fo:font-weight="bold" officeooo:rsid="000ccc8b" style:font-size-asian="12pt" style:font-weight-asian="bold" style:font-size-complex="12pt" style:font-weight-complex="bold"/>
    </style:style>
    <style:style style:name="T11" style:family="text">
      <style:text-properties fo:font-variant="normal" fo:text-transform="none" fo:color="#000000" style:font-name="Liberation Serif" fo:font-size="12pt" fo:letter-spacing="normal" fo:font-style="normal" fo:font-weight="bold" fo:background-color="#f9f9f9" loext:char-shading-value="0" style:font-size-asian="12pt" style:font-weight-asian="bold" style:font-size-complex="12pt" style:font-weight-complex="bold"/>
    </style:style>
    <style:style style:name="T12" style:family="text">
      <style:text-properties fo:font-variant="normal" fo:text-transform="none" fo:color="#000000" style:font-name="Liberation Serif" fo:font-size="12pt" fo:letter-spacing="normal" fo:font-style="normal" officeooo:rsid="00139db9" style:font-size-asian="12pt" style:font-size-complex="12pt"/>
    </style:style>
    <style:style style:name="T13" style:family="text">
      <style:text-properties fo:font-variant="normal" fo:text-transform="none" fo:color="#000000" style:font-name="Liberation Serif" fo:font-size="12pt" fo:letter-spacing="normal" fo:font-style="normal" officeooo:rsid="0014f17d" style:font-size-asian="12pt" style:font-size-complex="12pt"/>
    </style:style>
    <style:style style:name="T14" style:family="text">
      <style:text-properties fo:font-variant="normal" fo:text-transform="none" fo:color="#000000" style:font-name="Liberation Serif" fo:font-size="12pt" fo:letter-spacing="normal" style:font-size-asian="12pt" style:font-size-complex="12pt"/>
    </style:style>
    <style:style style:name="T15" style:family="text">
      <style:text-properties fo:font-variant="normal" fo:text-transform="none" fo:color="#000000" style:font-name="Liberation Serif" fo:font-size="12pt" fo:letter-spacing="normal" fo:font-weight="bold" style:font-size-asian="12pt" style:font-weight-asian="bold" style:font-size-complex="12pt" style:font-weight-complex="bold"/>
    </style:style>
    <style:style style:name="T16"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style>
    <style:style style:name="T17" style:family="text">
      <style:text-properties fo:font-variant="normal" fo:text-transform="none" fo:color="#000000" fo:font-size="9pt" fo:letter-spacing="normal" fo:font-style="normal" fo:font-weight="normal" officeooo:rsid="00139db9" style:font-size-asian="12pt" style:font-weight-asian="normal" style:font-size-complex="12pt" style:font-weight-complex="normal"/>
    </style:style>
    <style:style style:name="T18" style:family="text">
      <style:text-properties fo:font-variant="normal" fo:text-transform="none" style:font-name="Liberation Serif" fo:font-size="12pt" fo:letter-spacing="normal" fo:font-style="normal" fo:font-weight="normal" style:font-size-asian="12pt" style:font-size-complex="12pt"/>
    </style:style>
    <style:style style:name="T19"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style:font-name="Liberation Serif" fo:font-size="12pt" fo:letter-spacing="normal" fo:font-style="normal" fo:font-weight="normal" officeooo:rsid="000ccc8b" style:font-size-asian="12pt" style:font-weight-asian="normal" style:font-size-complex="12pt" style:font-weight-complex="normal"/>
    </style:style>
    <style:style style:name="T21" style:family="text">
      <style:text-properties fo:font-variant="normal" fo:text-transform="none" style:font-name="Liberation Serif" fo:font-size="12pt" fo:letter-spacing="normal" fo:font-style="normal" style:font-size-asian="12pt" style:font-size-complex="12pt"/>
    </style:style>
    <style:style style:name="T22"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style:font-name="Liberation Serif" fo:letter-spacing="normal" fo:font-style="normal"/>
    </style:style>
    <style:style style:name="T24" style:family="text">
      <style:text-properties fo:font-variant="normal" fo:text-transform="none" fo:color="#5c2d91" style:font-name="Liberation Serif" fo:font-size="12pt" fo:letter-spacing="normal" fo:font-style="normal" fo:font-weight="normal" style:font-size-asian="12pt" style:font-size-complex="12pt"/>
    </style:style>
    <style:style style:name="T25" style:family="text">
      <style:text-properties fo:font-variant="normal" fo:text-transform="none" fo:color="#5c2d91" style:font-name="Liberation Serif"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ce181e"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610506" style:font-name="Liberation Serif"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610506" style:font-name="Liberation Serif" fo:font-size="12pt" fo:letter-spacing="normal" fo:font-style="normal" fo:font-weight="normal" officeooo:rsid="00109afa" style:font-size-asian="12pt" style:font-weight-asian="normal" style:font-size-complex="12pt" style:font-weight-complex="normal"/>
    </style:style>
    <style:style style:name="T29" style:family="text">
      <style:text-properties fo:font-variant="normal" fo:text-transform="none" fo:color="#610506" style:font-name="Liberation Serif" fo:font-size="12pt" fo:letter-spacing="normal" fo:font-style="normal" fo:font-weight="bold" style:font-size-asian="12pt" style:font-weight-asian="bold" style:font-size-complex="12pt" style:font-weight-complex="bold"/>
    </style:style>
    <style:style style:name="T30" style:family="text">
      <style:text-properties fo:font-variant="normal" fo:text-transform="none" fo:color="#610506" style:font-name="Liberation Serif" fo:font-size="12pt" fo:letter-spacing="normal" fo:font-style="normal" fo:font-weight="bold" officeooo:rsid="00109afa" style:font-size-asian="12pt" style:font-weight-asian="bold" style:font-size-complex="12pt" style:font-weight-complex="bold"/>
    </style:style>
    <style:style style:name="T31" style:family="text">
      <style:text-properties fo:font-variant="normal" fo:text-transform="none" fo:color="#610506" style:font-name="Liberation Serif" fo:font-size="12pt" fo:letter-spacing="normal" fo:font-style="normal" officeooo:rsid="00139db9" style:font-size-asian="12pt" style:font-size-complex="12pt"/>
    </style:style>
    <style:style style:name="T32" style:family="text">
      <style:text-properties fo:font-variant="normal" fo:text-transform="none" fo:color="#cc7832" style:font-name="DejaVu Sans Mono" fo:font-size="12pt" fo:letter-spacing="normal" fo:font-style="normal" fo:font-weight="normal" officeooo:rsid="00139db9" style:font-size-asian="12pt" style:font-weight-asian="normal" style:font-size-complex="12pt" style:font-weight-complex="normal"/>
    </style:style>
    <style:style style:name="T33" style:family="text">
      <style:text-properties fo:font-variant="normal" fo:text-transform="none" fo:color="#00b6bd" style:font-name="DejaVu Sans Mono" fo:font-size="12pt" fo:letter-spacing="normal" fo:font-style="normal" fo:font-weight="normal" officeooo:rsid="00139db9" style:font-size-asian="12pt" style:font-weight-asian="normal" style:font-size-complex="12pt" style:font-weight-complex="normal"/>
    </style:style>
    <style:style style:name="T34" style:family="text">
      <style:text-properties fo:color="#000000" style:font-name="Liberation Serif" fo:font-size="12pt" fo:letter-spacing="normal" fo:font-style="italic" fo:font-weight="normal" style:font-size-asian="12pt" style:font-size-complex="12pt"/>
    </style:style>
    <style:style style:name="T35" style:family="text">
      <style:text-properties fo:font-weight="normal" style:font-weight-asian="normal" style:font-weight-complex="normal"/>
    </style:style>
    <style:style style:name="T36" style:family="text">
      <style:text-properties fo:font-size="12pt" style:text-underline-style="none" fo:font-weight="normal" officeooo:rsid="000b9a32" style:font-size-asian="10.5pt" style:font-weight-asian="normal" style:font-size-complex="12pt" style:font-weight-complex="normal"/>
    </style:style>
    <style:style style:name="T37" style:family="text">
      <style:text-properties style:text-underline-style="none" officeooo:rsid="000bd57e" style:font-weight-asian="bold" style:font-weight-complex="bold"/>
    </style:style>
    <style:style style:name="T38" style:family="text">
      <style:text-properties officeooo:rsid="000bd57e" style:font-weight-asian="bold" style:font-weight-complex="bold"/>
    </style:style>
    <style:style style:name="T39" style:family="text">
      <style:text-properties officeooo:rsid="000f05e3"/>
    </style:style>
    <style:style style:name="T40" style:family="text">
      <style:text-properties fo:color="#cc7832" style:font-name="DejaVu Sans Mono"/>
    </style:style>
    <style:style style:name="T41" style:family="text">
      <style:text-properties style:font-name="DejaVu Sans Mono"/>
    </style:style>
    <style:style style:name="T42" style:family="text">
      <style:text-properties fo:color="#b200b2" style:font-name="DejaVu Sans Mono"/>
    </style:style>
    <style:style style:name="T43" style:family="text">
      <style:text-properties fo:color="#94558d" style:font-name="DejaVu Sans Mono"/>
    </style:style>
    <style:style style:name="T44" style:family="text">
      <style:text-properties fo:color="#8888c6" style:font-name="DejaVu Sans Mon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 Autoamted Universal Semantic Representation Generation Program <text:span text:style-name="T39">Description</text:span></text:p>
      <text:p text:style-name="P1"/>
      <text:p text:style-name="P5"><text:span text:style-name="T38">Objective:</text:span><text:span text:style-name="T37"> </text:span><text:bookmark text:name="docs-internal-guid-8eb8c5fd-7fff-ab5f-dd1a-61f3520f368f"/><text:span text:style-name="T16">Develop a semi-automated semantic representation from the input sentence minimally pre-processed so that the students can read the output with exact precision of the meaning. Through editing and writing these semantic representation, children will learn how to apply Grammar for multilingual generation.</text:span></text:p>
      <text:p text:style-name="P3"/>
      <text:p text:style-name="P4">Prerequisites:</text:p>
      <text:p text:style-name="P6">1. Apertium 3.1 or above</text:p>
      <text:p text:style-name="P6">2. lttoolbox 3.1 or above</text:p>
      <text:p text:style-name="P10">3. Deep Hindi Parser</text:p>
      <text:p text:style-name="P10">4. Communicator Tool</text:p>
      <text:p text:style-name="P6"/>
      <text:p text:style-name="P11">To install Apertium (for Debian Based Systems):</text:p>
      <text:p text:style-name="P6">Type the following command on the terminal</text:p>
      <text:p text:style-name="P6"/>
      <text:p text:style-name="P33"># Release, stable, old:</text:p>
      <text:p text:style-name="P37"><text:span text:style-name="T1">wget https://apertium.projectjj.com/apt/install-release.sh -O - | sudo bash</text:span></text:p>
      <text:p text:style-name="P6">lttoolbox comes along with Apertium.</text:p>
      <text:p text:style-name="P6"/>
      <text:p text:style-name="P12">Dictionary Compilation:</text:p>
      <text:p text:style-name="P9"/>
      <text:p text:style-name="P7">Now we’ll have to compile hindi language dictionary in apertium. Please follow the steps given below:</text:p>
      <text:p text:style-name="P8">1. Change directory to new_hnd_mo using cd</text:p>
      <text:p text:style-name="P32"><text:span text:style-name="T36">2. </text:span><text:span text:style-name="T2">Compilation into the binary format is achieved by means of the </text:span><text:span text:style-name="Source_20_Text"><text:span text:style-name="T11">lt-comp </text:span></text:span><text:span text:style-name="T2">program. You can compile a given </text:span><text:span text:style-name="Source_20_Text"><text:span text:style-name="T11">.dix</text:span></text:span><text:span text:style-name="T14"> </text:span><text:span text:style-name="T2">from left to right (</text:span><text:span text:style-name="Source_20_Text"><text:span text:style-name="T7">LR</text:span></text:span><text:span text:style-name="T2">), or from right to left (</text:span><text:span text:style-name="Source_20_Text"><text:span text:style-name="T7">RL</text:span></text:span><text:span text:style-name="T2">). Compiling </text:span><text:span text:style-name="Source_20_Text"><text:span text:style-name="T11">LR</text:span></text:span><text:span text:style-name="T15"> </text:span><text:span text:style-name="T2">usually creates an </text:span><text:span text:style-name="T34">analyser</text:span><text:span text:style-name="T2">, compiling </text:span><text:span text:style-name="Source_20_Text"><text:span text:style-name="T11">RL </text:span></text:span><text:span text:style-name="T2">usually creates a </text:span><text:span text:style-name="T34">generator</text:span><text:span text:style-name="T2">. </text:span><text:span text:style-name="T3">So, to compile hindi dictionary analyser run the following command</text:span></text:p>
      <text:p text:style-name="P32"><text:span text:style-name="T3"/></text:p>
      <text:p text:style-name="P13"><text:span text:style-name="T18">lt-comp lr apertium-hn.dix mydata</text:span></text:p>
      <text:p text:style-name="P13"><text:span text:style-name="T18"/></text:p>
      <text:p text:style-name="P15"><text:span text:style-name="T18">The file named mydata has the compilation for analyser stored in binary format.</text:span></text:p>
      <text:p text:style-name="P15"><text:span text:style-name="T18"/></text:p>
      <text:p text:style-name="P21"><text:span text:style-name="T21">To install deep hindi parser:</text:span></text:p>
      <text:p text:style-name="P16"><text:span text:style-name="T18"/></text:p>
      <text:p text:style-name="P19"><text:span text:style-name="T21">How to use morph analyser:</text:span></text:p>
      <text:p text:style-name="P16"><text:span text:style-name="T18"/></text:p>
      <text:p text:style-name="P15"><text:span text:style-name="T18">To run the morphological analyser type the following command:</text:span></text:p>
      <text:p text:style-name="P15"><text:span text:style-name="T18"/></text:p>
      <text:p text:style-name="P15"><text:span text:style-name="T18">lt-proc </text:span><text:span text:style-name="T24">path-to/new_hnd_mo/</text:span><text:span text:style-name="T18">mydata</text:span></text:p>
      <text:p text:style-name="P15"><text:span text:style-name="T18"/></text:p>
      <text:p text:style-name="P20"><text:span text:style-name="T21">Workflow of the project:</text:span></text:p>
      <text:p text:style-name="P15"><text:span text:style-name="T18"/></text:p>
      <text:p text:style-name="P15"><text:span text:style-name="T18">The text file named </text:span><text:span text:style-name="T22">str_test </text:span><text:span text:style-name="T18">will have the senetence provided by the user divided in its respective chunks (groups) in hindi. This sentence is be converted to Wx-Notation for the analyser to understand. We use a command </text:span><text:span text:style-name="T22">utf8_wx </text:span><text:span text:style-name="T19">to accomplish the above task.</text:span></text:p>
      <text:p text:style-name="P15"><text:span text:style-name="T19"/></text:p>
      <text:p text:style-name="P15"><text:span text:style-name="T19">For example, </text:span><text:span text:style-name="T20">let the sentence be like</text:span></text:p>
      <text:p text:style-name="P15"><text:span text:style-name="T20">(वह) (दो नयी किताबें) (ख़रीदा है.)</text:span></text:p>
      <text:p text:style-name="P15"><text:soft-page-break/><text:span text:style-name="T20"/></text:p>
      <text:p text:style-name="P18"><text:span text:style-name="T19">The Wx-Notation equivalent to this sentence will be</text:span></text:p>
      <text:p text:style-name="P18"><text:span text:style-name="T19">(vaha) (xo nayI kiwAbeM) (KZarIxA hE.)</text:span></text:p>
      <text:p text:style-name="P18"><text:span text:style-name="T19"/></text:p>
      <text:p text:style-name="P18"><text:span text:style-name="T19">The morphological analyser takes one word at a time for analysing which it will read from the file named </text:span><text:span text:style-name="T22">WxWord</text:span><text:span text:style-name="T19">. </text:span></text:p>
      <text:p text:style-name="P18"><text:span text:style-name="T19"/></text:p>
      <text:p text:style-name="P18"><text:span text:style-name="T19">For example if the file has the word </text:span><text:span text:style-name="T22">nayI </text:span><text:span text:style-name="T19">the analysis will be,</text:span></text:p>
      <text:p text:style-name="P18"><text:span text:style-name="T19"/></text:p>
      <text:p text:style-name="P18"><text:span text:style-name="T19">'</text:span><text:span text:style-name="T22">^nayI</text:span><text:span text:style-name="T19">/</text:span><text:span text:style-name="T25">nayA&lt;cat:adj&gt;&lt;case:d&gt;&lt;gen:f&gt;&lt;num:s&gt;</text:span><text:span text:style-name="T19">/</text:span><text:span text:style-name="T26">nayA&lt;cat:adj&gt;&lt;case:d&gt;&lt;gen:f&gt;&lt;num:p&gt;</text:span><text:span text:style-name="T19">/</text:span><text:span text:style-name="T25">nayA&lt;cat:adj&gt;&lt;case:o&gt;&lt;gen:f&gt;&lt;num:s&gt;</text:span><text:span text:style-name="T19">/</text:span><text:span text:style-name="T26">nayA&lt;cat:adj&gt;&lt;case:o&gt;&lt;gen:f&gt;&lt;num:p&gt;</text:span><text:span text:style-name="T19">/</text:span><text:span text:style-name="T25">nayA&lt;cat:n&gt;&lt;case:d&gt;&lt;gen:f&gt;&lt;num:s&gt;</text:span><text:span text:style-name="T19">/</text:span><text:span text:style-name="T26">nayA&lt;cat:n&gt;&lt;case:d&gt;&lt;gen:f&gt;&lt;num:p&gt;</text:span><text:span text:style-name="T19">/</text:span><text:span text:style-name="T25">nayA&lt;cat:n&gt;&lt;case:o&gt;&lt;gen:f&gt;&lt;num:s&gt;</text:span><text:span text:style-name="T19">/</text:span><text:span text:style-name="T26">nayI&lt;cat:n&gt;&lt;case:d&gt;&lt;gen:f&gt;&lt;num:s&gt;</text:span><text:span text:style-name="T19">/</text:span><text:span text:style-name="T25">nayI&lt;cat:n&gt;&lt;case:o&gt;&lt;gen:f&gt;&lt;num:s&gt;</text:span><text:span text:style-name="T22">$</text:span><text:span text:style-name="T19">'</text:span></text:p>
      <text:p text:style-name="P18"><text:span text:style-name="T19"/></text:p>
      <text:p text:style-name="P22"><text:span text:style-name="T19">The file named </text:span><text:span text:style-name="T29">path-to/doMorphAnal.sh</text:span><text:span text:style-name="T19"> does all the string handling and analysis. It integrates the bash script, commands and python program. Its working is explained as follows:</text:span></text:p>
      <text:p text:style-name="P22"><text:span text:style-name="T19"/></text:p>
      <text:list xml:id="list1915954154" text:style-name="L1">
        <text:list-item>
          <text:p text:style-name="P24"><text:span text:style-name="T4">It’ll read the input from </text:span><text:span text:style-name="T8">str_test</text:span><text:span text:style-name="T4"> file. Then this input will be converted to its Wx-Notation form. </text:span></text:p>
        </text:list-item>
        <text:list-item>
          <text:p text:style-name="P25"><text:span text:style-name="T29">Rearrange.py</text:span><text:span text:style-name="T4"> file removes the letter </text:span><text:span text:style-name="T8">‘Z’</text:span><text:span text:style-name="T4"> from the Wx-Notation of the sentence (because “Z” causes error in morphological analysis), return a list of groups in the sentence and writes the first row of USR (semantic groups) to a file named <text:s/></text:span><text:span text:style-name="T8">semi_usr_rep.csv.</text:span></text:p>
        </text:list-item>
        <text:list-item>
          <text:p text:style-name="P25"><text:span text:style-name="T29">Cleanse.py</text:span><text:span text:style-name="T4"> python script removes the parenthesis and punctuation marks.</text:span></text:p>
        </text:list-item>
        <text:list-item>
          <text:p text:style-name="P25"><text:span text:style-name="T29">Write_wx.py</text:span><text:span text:style-name="T4"> python script writes each word to the file named </text:span><text:span text:style-name="T8">WxWord</text:span><text:span text:style-name="T4">.</text:span></text:p>
        </text:list-item>
        <text:list-item>
          <text:p text:style-name="P25"><text:span text:style-name="T4">Morphological analysis for each word is done by the following command:</text:span></text:p>
          <text:p text:style-name="P26"><text:span text:style-name="T19">cat <text:s/>path-to/WxWord | lt-proc -ac path-to/new_hnd_mo/mydata | apertium-retxt &gt; jnk.morf</text:span></text:p>
        </text:list-item>
        <text:list-item>
          <text:p text:style-name="P27"><text:span text:style-name="T30">Create_morph_obj.py</text:span><text:span text:style-name="T28"> </text:span><text:span text:style-name="T5">python script creates a list of objects to store the analysis for each word </text:span><text:span text:style-name="T9">jnk.morf</text:span><text:span text:style-name="T5"> file. All such object lists are pickled to file named </text:span><text:span text:style-name="T9">morph_objects.pkl</text:span><text:span text:style-name="T5">. The class for morph object is named </text:span><text:span text:style-name="T9">Morph_info </text:span><text:span text:style-name="T5">which has the following construct:</text:span></text:p>
          <text:p text:style-name="P27"><text:span text:style-name="Source_20_Text"><text:span text:style-name="T5"/></text:span></text:p>
          <text:p text:style-name="P27"><text:span text:style-name="Source_20_Text"><text:span text:style-name="T32">class </text:span></text:span><text:span text:style-name="Source_20_Text"><text:span text:style-name="T33">Morph_info:</text:span></text:span></text:p>
        </text:list-item>
      </text:list>
      <text:p text:style-name="P35"><text:s text:c="4"/><text:tab/> <text:span text:style-name="T41">word=""</text:span></text:p>
      <text:p text:style-name="P35"><text:s text:c="4"/><text:tab/> <text:span text:style-name="T41">root=""</text:span></text:p>
      <text:p text:style-name="P35"><text:s text:c="4"/><text:tab/> <text:span text:style-name="T41">morph_dic={}</text:span></text:p>
      <text:p text:style-name="P34"><text:s text:c="4"/><text:tab/> <text:span text:style-name="T40">def </text:span><text:span text:style-name="T42">__init__</text:span><text:span text:style-name="T41">(</text:span><text:span text:style-name="T43">self</text:span><text:span text:style-name="T40">,</text:span><text:span text:style-name="T41">word</text:span><text:span text:style-name="T40">,</text:span><text:span text:style-name="T41">root</text:span><text:span text:style-name="T40">,</text:span><text:span text:style-name="T41">moph_dic):</text:span></text:p>
      <text:p text:style-name="P34"><text:s text:c="8"/><text:span text:style-name="T43">self</text:span><text:span text:style-name="T41">.word=word</text:span></text:p>
      <text:p text:style-name="P34"><text:s text:c="8"/><text:span text:style-name="T43">self</text:span><text:span text:style-name="T41">.root=root</text:span></text:p>
      <text:p text:style-name="P36"><text:s text:c="8"/><text:span text:style-name="T43">self</text:span><text:span text:style-name="T41">.morph_dic=</text:span><text:span text:style-name="T44">dict</text:span><text:span text:style-name="T41">(moph_dic)</text:span></text:p>
      <text:p text:style-name="P31"><text:span text:style-name="Source_20_Text"><text:span text:style-name="T17"><text:tab/></text:span></text:span><text:span text:style-name="Source_20_Text"><text:span text:style-name="T5">So for the analysis of the word <text:s/></text:span></text:span><text:span text:style-name="Source_20_Text"><text:span text:style-name="T10">nayI </text:span></text:span><text:span text:style-name="Source_20_Text"><text:span text:style-name="T5">as shown above the list of different morph analysis <text:tab/>objects will be as shown below:</text:span></text:span></text:p>
      <text:p text:style-name="P31"><text:span text:style-name="Source_20_Text"><text:span text:style-name="T5"><text:tab/>word= nayI</text:span></text:span></text:p>
      <text:p text:style-name="P31"><text:span text:style-name="Source_20_Text"><text:span text:style-name="T5"><text:tab/>root= nayA</text:span></text:span></text:p>
      <text:p text:style-name="P31"><text:span text:style-name="Source_20_Text"><text:span text:style-name="T5"><text:tab/>{'case': 'd', 'num': 's', 'gen': 'f', 'cat': 'adj'}</text:span></text:span></text:p>
      <text:p text:style-name="P31"><text:span text:style-name="Source_20_Text"><text:span text:style-name="T5"><text:tab/>root= nayA</text:span></text:span></text:p>
      <text:p text:style-name="P31"><text:span text:style-name="Source_20_Text"><text:span text:style-name="T5"><text:tab/>{'case': 'd', 'num': 'p', 'gen': 'f', 'cat': 'adj'}</text:span></text:span></text:p>
      <text:p text:style-name="P31"><text:span text:style-name="Source_20_Text"><text:span text:style-name="T5"><text:tab/>root= nayA</text:span></text:span></text:p>
      <text:p text:style-name="P31"><text:span text:style-name="Source_20_Text"><text:span text:style-name="T5"><text:tab/>{'case': 'o', 'num': 's', 'gen': 'f', 'cat': 'adj'}</text:span></text:span></text:p>
      <text:p text:style-name="P31"><text:span text:style-name="Source_20_Text"><text:span text:style-name="T5"><text:tab/>root= nayA</text:span></text:span></text:p>
      <text:p text:style-name="P31"><text:span text:style-name="Source_20_Text"><text:span text:style-name="T5"><text:tab/>{'case': 'o', 'num': 'p', 'gen': 'f', 'cat': 'adj'}</text:span></text:span></text:p>
      <text:p text:style-name="P31"><text:span text:style-name="Source_20_Text"><text:span text:style-name="T5"><text:tab/>root= nayA</text:span></text:span></text:p>
      <text:p text:style-name="P31"><text:soft-page-break/><text:span text:style-name="Source_20_Text"><text:span text:style-name="T5"><text:tab/>{'case': 'd', 'num': 's', 'gen': 'f', 'cat': 'n'}</text:span></text:span></text:p>
      <text:p text:style-name="P31"><text:span text:style-name="Source_20_Text"><text:span text:style-name="T5"><text:tab/>root= nayA</text:span></text:span></text:p>
      <text:p text:style-name="P31"><text:span text:style-name="Source_20_Text"><text:span text:style-name="T5"><text:tab/>{'case': 'd', 'num': 'p', 'gen': 'f', 'cat': 'n'}</text:span></text:span></text:p>
      <text:p text:style-name="P31"><text:span text:style-name="Source_20_Text"><text:span text:style-name="T5"><text:tab/>root= nayA</text:span></text:span></text:p>
      <text:p text:style-name="P31"><text:span text:style-name="Source_20_Text"><text:span text:style-name="T5"><text:tab/>{'case': 'o', 'num': 's', 'gen': 'f', 'cat': 'n'}</text:span></text:span></text:p>
      <text:p text:style-name="P31"><text:span text:style-name="Source_20_Text"><text:span text:style-name="T5"><text:tab/>root= nayI</text:span></text:span></text:p>
      <text:p text:style-name="P31"><text:span text:style-name="Source_20_Text"><text:span text:style-name="T5"><text:tab/>{'case': 'd', 'num': 's', 'gen': 'f', 'cat': 'n'}</text:span></text:span></text:p>
      <text:p text:style-name="P31"><text:span text:style-name="Source_20_Text"><text:span text:style-name="T5"><text:tab/>root= nayI</text:span></text:span></text:p>
      <text:p text:style-name="P31"><text:span text:style-name="Source_20_Text"><text:span text:style-name="T5"><text:tab/>{'case': 'o', 'num': 's', 'gen': 'f', 'cat': 'n'}</text:span></text:span></text:p>
      <text:p text:style-name="P31"><text:span text:style-name="Source_20_Text"><text:span text:style-name="T5"/></text:span></text:p>
      <text:list xml:id="list150327924785824" text:continue-numbering="true" text:style-name="L1">
        <text:list-item>
          <text:p text:style-name="P28"><text:span text:style-name="T31">Write_semi_usr_rows.py</text:span><text:span text:style-name="T12"> </text:span><text:span text:style-name="T6">has all the different mappings required for this project like tam mapping, pronoun list etc. The details of serialized mappings made for this project can be found in </text:span><text:span text:style-name="T13">Appendix 1</text:span><text:span text:style-name="T6">. This file will print the rest of the rows after loading the mappings and morph objects.</text:span></text:p>
        </text:list-item>
        <text:list-item>
          <text:p text:style-name="P29"><text:span text:style-name="T29">parser_test.py</text:span><text:span text:style-name="T22"> </text:span><text:span text:style-name="T19">python script does the parsing of the sentence to find different karak relations present in the group. </text:span></text:p>
        </text:list-item>
        <text:list-item>
          <text:p text:style-name="P30"><text:bookmark-start text:name="__DdeLink__5_3572202125"/><text:span text:style-name="T21">sentence_type.py</text:span><text:bookmark-end text:name="__DdeLink__5_3572202125"/><text:span text:style-name="T21"> </text:span><text:span text:style-name="T4">is used to determine the type of sentece based on the punctuation marks provided by the user.</text:span></text:p>
        </text:list-item>
      </text:list>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oft-page-break/><text:span text:style-name="T19"/></text:p>
      <text:p text:style-name="P23"><text:span text:style-name="T23">Appendix 1: List of mapping required for the project</text:span></text:p>
      <text:p text:style-name="P14"/>
      <text:p text:style-name="P14"><text:span text:style-name="T18"/></text:p>
      <text:p text:style-name="P14"><text:span text:style-name="T18"/></text:p>
      <text:p text:style-name="P14"><text:span text:style-name="T18"/></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Lohit Devanagari1" svg:font-family="'Lohit Devanagari'"/>
    <style:font-face style:name="monospace" svg:font-family="monospace, Courier"/>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2:38:05.908150781</meta:creation-date>
    <dc:date>2019-07-23T15:03:25.303862093</dc:date>
    <meta:editing-duration>PT1H42M4S</meta:editing-duration>
    <meta:editing-cycles>4</meta:editing-cycles>
    <meta:generator>LibreOffice/6.0.7.3$Linux_X86_64 LibreOffice_project/00m0$Build-3</meta:generator>
    <meta:document-statistic meta:table-count="0" meta:image-count="0" meta:object-count="0" meta:page-count="4" meta:paragraph-count="71" meta:word-count="714" meta:character-count="4941" meta:non-whitespace-character-count="4232"/>
  </office:meta>
</office:document-meta>
</file>